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RequestMatchersTests.testDoesNot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RequestMatchersTests.testNode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RequestMatchersTests.testNumber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RequestMatchersTests.testDoesNotExist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RequestMatchersTests.testExists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RequestMatchersTests.test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RequestMatchersTests.test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RequestMatchersTests.testString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RequestMatchers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RequestMatchersTests.testNodeCount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RequestMatchersTests.tes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RequestMatchersTests.testBoolean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RequestMatchersTests.testNod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RequestMatchersTests.testNodeMatcher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RequestMatchersTests.tes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